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15F971DF6062FB29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F971DF6062FB29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ke interfaces easy to use correctly and hard to use incorrectly. Scott Mey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 interfaces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Set a value in a y-x-ordered 2D-vector</text:p>
                <text:p>void Set(</text:p>
                <text:p><text:s text:c="4"/>std::vector&lt;std::vector&lt;double&gt;&gt;&amp; v, </text:p>
                <text:p><text:s text:c="4"/>const int y, </text:p>
                <text:p><text:s text:c="4"/>const int x, </text:p>
                <text:p><text:s text:c="4"/>const double value</text:p>
                <text:p>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Set a value in a y-x-ordered 2D-vector</text:p>
                <text:p>void Set(</text:p>
                <text:p><text:s text:c="4"/>std::vector&lt;std::vector&lt;double&gt;&gt;&amp; v, </text:p>
                <text:p><text:s text:c="4"/>const int x, </text:p>
                <text:p><text:s text:c="4"/>const int y, </text:p>
                <text:p><text:s text:c="4"/>const double value</text:p>
                <text:p>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Everyone expects the arguments to be ordered x-y.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Calculate the mean and </text:p>
                <text:p>// standard deviation of a std::vector</text:p>
                <text:p>double MeanAndStdDev(</text:p>
                <text:p><text:s text:c="2"/>const std::vector&lt;double&gt;&amp; v, </text:p>
                <text:p><text:s text:c="2"/>double&amp; mean</text:p>
                <text:p>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Calculate the mean and standard deviation of a std::vector</text:p>
                <text:p>std::tuple&lt;double,double&gt; <text:s/>MeanAndStdDev(</text:p>
                <text:p><text:s text:c="4"/>const std::vector&lt;double&gt;&amp; v</text:p>
                <text:p>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Why would one value be returned by reference and one by return type?</text:p>
              <text:p/>
              <text:p>Solution: return a tuple. Everyone expects the first element to be the mean and the second element to be the stddev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Display a Widget on screen using std::cout</text:p>
                <text:p>void CoutWidget(const Widget&amp; w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std::ostream&amp; operator&lt;&lt;(</text:p>
                <text:p><text:s text:c="4"/>std::ostream&amp; os, </text:p>
                <text:p><text:s text:c="4"/>const Widget&amp; w</text:p>
                <text:p>) noexcep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Everyone expects just to be able to stream the Widget. </text:p>
              <text:p/>
              <text:p>As a bonus, it is also more flexibl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Assign a color to a certain </text:p>
                <text:p>// square on a Rubiks' cube</text:p>
                <text:p>void SetSquare(</text:p>
                <text:p><text:s text:c="4"/>const Square&amp; s, </text:p>
                <text:p><text:s text:c="4"/>const Color&amp; c, </text:p>
                <text:p><text:s text:c="4"/>RubiksCube&amp; c</text:p>
                <text:p>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void Turn(</text:p>
                <text:p><text:s text:c="4"/>const Position&amp; p, </text:p>
                <text:p><text:s text:c="4"/>const Direction&amp; d, </text:p>
                <text:p><text:s text:c="4"/>RubiksCube&amp; c</text:p>
                <text:p>) noexcep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You don’t put stickers on a Rubik’s Cube when you use it. In practice, you turn it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D interfa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OD: Plain Old Datatype</text:p>
              </text:list-item>
              <text:list-item>
                <text:p>A class without invariants</text:p>
                <text:list>
                  <text:list-item>
                    <text:p>thus should not have an invaria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An organism has either one (haploid) </text:p>
                <text:p>//or two (diploid) sets of chromosomes</text:p>
                <text:p>struct organism</text:p>
                <text:p>{</text:p>
                <text:p><text:s text:c="2"/>bool is_haploid;</text:p>
                <text:p><text:s text:c="2"/>bool is_diploid;</text:p>
                <text:p>}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enum class ploidy { haploid, diploid };</text:p>
                <text:p>struct organism</text:p>
                <text:p>{</text:p>
                <text:p><text:s text:c="2"/>ploidy my_ploidy;</text:p>
                <text:p>}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The previous version had two out of of four invalid states.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 interf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An organism has either one (haploid) </text:p>
                <text:p>//or two (diploid) sets of chromosomes</text:p>
                <text:p>struct organism</text:p>
                <text:p>{</text:p>
                <text:p><text:s text:c="2"/>bool is_haploid;</text:p>
                <text:p><text:s text:c="2"/>bool is_diploid;</text:p>
                <text:p>}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6-12-25T20:32:26.854820580</dc:date>
    <meta:editing-duration>PT2H44M47S</meta:editing-duration>
    <meta:editing-cycles>73</meta:editing-cycles>
    <meta:generator>LibreOffice/5.2.2.2$Linux_X86_64 LibreOffice_project/20m0$Build-2</meta:generator>
    <meta:document-statistic meta:object-count="82"/>
  </office:meta>
</office:document-meta>
</file>